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46.55">
            <text:p>46.55</text:p>
          </table:table-cell>
          <table:table-cell table:formula="of:=[.G116]+[.H102]" office:value-type="float" office:value="6321.56">
            <text:p>6321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27.33">
            <text:p>27.33</text:p>
          </table:table-cell>
          <table:table-cell table:formula="of:=[.G117]+[.H103]" office:value-type="float" office:value="4627.06">
            <text:p>4627.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table:formula="of:=[.G130]+[.H116]" office:value-type="float" office:value="6321.56">
            <text:p>6321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0">
            <text:p>0</text:p>
          </table:table-cell>
          <table:table-cell table:formula="of:=[.G131]+[.H117]" office:value-type="float" office:value="4627.06">
            <text:p>4627.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34]+[.H120]" office:value-type="float" office:value="3347.3">
            <text:p>3347.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36]-[.H122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table:formula="of:=[.G139]+[.H125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34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58]" office:value-type="float" office:value="6">
            <text:p>6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72]-[.H58]" office:value-type="float" office:value="376.04">
            <text:p>376.04</text:p>
          </table:table-cell>
          <table:table-cell office:value-type="float" office:value="5450">
            <text:p>54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73]-[.H59]" office:value-type="float" office:value="1824">
            <text:p>1824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60]" office:value-type="float" office:value="6">
            <text:p>6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74]+[.H6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61]" office:value-type="float" office:value="6">
            <text:p>6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-1962.22">
            <text:p>-1962.22</text:p>
          </table:table-cell>
          <table:table-cell table:formula="of:=[.G75]+[.H6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62]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76]-[.H62]" office:value-type="float" office:value="1671">
            <text:p>1671</text:p>
          </table:table-cell>
          <table:table-cell office:value-type="float" office:value="8652.54">
            <text:p>8652.5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63]" office:value-type="float" office:value="6">
            <text:p>6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77]-[.H63]" office:value-type="float" office:value="97.3800000000001">
            <text:p>97.38</text:p>
          </table:table-cell>
          <table:table-cell office:value-type="float" office:value="4337.8">
            <text:p>433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78]+[.H6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65]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79]+[.H6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66]" office:value-type="float" office:value="6">
            <text:p>6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80]+[.H6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67]" office:value-type="float" office:value="6">
            <text:p>6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81]-[.H67]" office:value-type="float" office:value="-2185.34">
            <text:p>-2185.3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68]" office:value-type="float" office:value="6">
            <text:p>6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82]+[.H6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69]" office:value-type="float" office:value="6">
            <text:p>6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83]+[.H69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70]" office:value-type="float" office:value="6">
            <text:p>6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84]-[.H70]" office:value-type="float" office:value="20.3599999999997">
            <text:p>20.36</text:p>
          </table:table-cell>
          <table:table-cell office:value-type="float" office:value="4676.26">
            <text:p>467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85]-[.H71]" office:value-type="float" office:value="11.1800000000003">
            <text:p>11.18</text:p>
          </table:table-cell>
          <table:table-cell office:value-type="float" office:value="4715.26">
            <text:p>471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72]" office:value-type="float" office:value="7">
            <text:p>7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86]-[.H72]" office:value-type="float" office:value="894">
            <text:p>894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73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87]-[.H73]" office:value-type="float" office:value="0">
            <text:p>0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74]" office:value-type="float" office:value="7">
            <text:p>7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88]+[.H7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75]" office:value-type="float" office:value="7">
            <text:p>7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90]-[.H76]" office:value-type="float" office:value="-1476.54">
            <text:p>-1476.54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91]-[.H77]" office:value-type="float" office:value="310">
            <text:p>310</text:p>
          </table:table-cell>
          <table:table-cell office:value-type="float" office:value="4647.8">
            <text:p>464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92]+[.H7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93]+[.H7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80]" office:value-type="float" office:value="7">
            <text:p>7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94]+[.H8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81]" office:value-type="float" office:value="7">
            <text:p>7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95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82]" office:value-type="float" office:value="7">
            <text:p>7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96]+[.H8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83]" office:value-type="float" office:value="7">
            <text:p>7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7]+[.H8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84]" office:value-type="float" office:value="7">
            <text:p>7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98]-[.H84]" office:value-type="float" office:value="19">
            <text:p>19</text:p>
          </table:table-cell>
          <table:table-cell office:value-type="float" office:value="4695.26">
            <text:p>469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99]-[.H85]" office:value-type="float" office:value="11">
            <text:p>11</text:p>
          </table:table-cell>
          <table:table-cell office:value-type="float" office:value="4726.26">
            <text:p>472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0:4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0:48:38.54</dc:date>
    <dc:creator>Bob Harper</dc:creator>
    <meta:editing-duration>P2DT14H17M27S</meta:editing-duration>
    <meta:editing-cycles>289</meta:editing-cycles>
    <meta:generator>OpenOffice/4.1.1$Win32 OpenOffice.org_project/411m6$Build-9775</meta:generator>
    <meta:document-statistic meta:table-count="18" meta:cell-count="13599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